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4134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0.6689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6453in"/>
    </style:style>
    <style:style style:name="co15" style:family="table-column">
      <style:table-column-properties fo:break-before="auto" style:column-width="0.6634in"/>
    </style:style>
    <style:style style:name="ro1" style:family="table-row">
      <style:table-row-properties style:row-height="0.26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Normal">
      <style:table-cell-properties style:rotation-align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Normal">
      <style:table-cell-properties style:rotation-align="none"/>
    </style:style>
    <style:style style:name="ce8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02" table:default-cell-style-name="ce5"/>
        <table:table-row table:style-name="ro1">
          <table:table-cell table:number-columns-repeated="2"/>
          <table:table-cell office:value-type="string" calcext:value-type="string">
            <text:p>Email Address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Homework 3</text:p>
          </table:table-cell>
          <table:table-cell table:style-name="ce8" office:value-type="string" calcext:value-type="string">
            <text:p>Reading 3</text:p>
          </table:table-cell>
          <table:table-cell table:style-name="ce8" office:value-type="string" calcext:value-type="string">
            <text:p>Homework 2</text:p>
          </table:table-cell>
          <table:table-cell table:style-name="ce8" office:value-type="string" calcext:value-type="string">
            <text:p>Reading 2</text:p>
          </table:table-cell>
          <table:table-cell table:style-name="ce8" office:value-type="string" calcext:value-type="string">
            <text:p>Homework 1</text:p>
          </table:table-cell>
          <table:table-cell table:style-name="ce8" office:value-type="string" calcext:value-type="string">
            <text:p>Reading 1</text:p>
          </table:table-cell>
          <table:table-cell office:value-type="string" calcext:value-type="string">
            <text:p>Asynchronous 1</text:p>
          </table:table-cell>
          <table:table-cell office:value-type="string" calcext:value-type="string">
            <text:p>Asynchronous 2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Pivot Interactive 1</text:p>
          </table:table-cell>
          <table:table-cell office:value-type="string" calcext:value-type="string">
            <text:p>Pivot Interactive 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style-name="ce7" office:value-type="string" calcext:value-type="string">
            <text:p>Altuwaijri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0666666666666667" calcext:value-type="percentage">
            <text:p>7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60714285714286" calcext:value-type="percentage">
            <text:p>96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onica</text:p>
          </table:table-cell>
          <table:table-cell table:style-name="ce7" office:value-type="string" calcext:value-type="string">
            <text:p>Begany</text:p>
          </table:table-cell>
          <table:table-cell/>
          <table:table-cell table:number-columns-repeated="4" table:style-name="ce4" office:value-type="percentage" office:value="1" calcext:value-type="percentage">
            <text:p>100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aren</text:p>
          </table:table-cell>
          <table:table-cell table:style-name="ce7" office:value-type="string" calcext:value-type="string">
            <text:p>Causor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396" calcext:value-type="percentage">
            <text:p>4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5" calcext:value-type="percentage">
            <text:p>95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ante</text:p>
          </table:table-cell>
          <table:table-cell table:style-name="ce7" office:value-type="string" calcext:value-type="string">
            <text:p>Chin-Caluen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294" calcext:value-type="percentage">
            <text:p>2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9285714285714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51851851851852" calcext:value-type="float">
            <text:p>0.851851851851852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Janeen</text:p>
          </table:table-cell>
          <table:table-cell table:style-name="ce7" office:value-type="string" calcext:value-type="string">
            <text:p>Contreras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73333333333333" calcext:value-type="percentage">
            <text:p>97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adisen</text:p>
          </table:table-cell>
          <table:table-cell table:style-name="ce7" office:value-type="string" calcext:value-type="string">
            <text:p>Diaz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65217391304348" calcext:value-type="percentage">
            <text:p>97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868235294117647" calcext:value-type="percentage">
            <text:p>87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9" office:value-type="percentage" office:value="0.946666666666667" calcext:value-type="percentage">
            <text:p>95%</text:p>
          </table:table-cell>
          <table:table-cell table:style-name="ce9" office:value-type="percentage" office:value="0.5625" calcext:value-type="percentage">
            <text:p>56%</text:p>
          </table:table-cell>
          <table:table-cell table:style-name="ce9" office:value-type="percentage" office:value="0.975" calcext:value-type="percentage">
            <text:p>98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0588235294117647" calcext:value-type="float">
            <text:p>0.05882352941176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yrus</text:p>
          </table:table-cell>
          <table:table-cell table:style-name="ce7" office:value-type="string" calcext:value-type="string">
            <text:p>Douglas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666666666666667" calcext:value-type="float">
            <text:p>0.666666666666667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aitlin</text:p>
          </table:table-cell>
          <table:table-cell table:style-name="ce7" office:value-type="string" calcext:value-type="string">
            <text:p>Howard</text:p>
          </table:table-cell>
          <table:table-cell/>
          <table:table-cell table:number-columns-repeated="3"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atie Ann</text:p>
          </table:table-cell>
          <table:table-cell table:style-name="ce7" office:value-type="string" calcext:value-type="string">
            <text:p>Huy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733333333333333" calcext:value-type="percentage">
            <text:p>73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style-name="Default" office:value-type="float" office:value="0.925925925925926" calcext:value-type="float">
            <text:p>0.925925925925926</text:p>
          </table:table-cell>
          <table:table-cell table:style-name="Default" office:value-type="float" office:value="0.952941176470588" calcext:value-type="float">
            <text:p>0.95294117647058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evin</text:p>
          </table:table-cell>
          <table:table-cell table:style-name="ce7" office:value-type="string" calcext:value-type="string">
            <text:p>La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532142857142857" calcext:value-type="percentage">
            <text:p>53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175" calcext:value-type="percentage">
            <text:p>18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Mason</text:p>
          </table:table-cell>
          <table:table-cell table:style-name="ce7" office:value-type="string" calcext:value-type="string">
            <text:p>Lebby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7" office:value-type="string" calcext:value-type="string">
            <text:p>Lyle-Temple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assandra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2608695652174" calcext:value-type="percentage">
            <text:p>98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978571428571429" calcext:value-type="percentage">
            <text:p>98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.975" calcext:value-type="percentage">
            <text:p>9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style-name="Default" office:value-type="float" office:value="0.62962962962963" calcext:value-type="float">
            <text:p>0.629629629629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harlize</text:p>
          </table:table-cell>
          <table:table-cell table:style-name="ce7" office:value-type="string" calcext:value-type="string">
            <text:p>Murray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number-columns-repeated="2" table:style-name="ce4" office:value-type="percentage" office:value="0" calcext:value-type="percentage">
            <text:p>0%</text:p>
          </table:table-cell>
          <table:table-cell table:style-name="ce4" office:value-type="percentage" office:value="0.466666666666667" calcext:value-type="percentage">
            <text:p>47%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139285714285714" calcext:value-type="percentage">
            <text:p>14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740740740740741" calcext:value-type="float">
            <text:p>0.740740740740741</text:p>
          </table:table-cell>
          <table:table-cell table:style-name="Default" office:value-type="float" office:value="0.141176470588235" calcext:value-type="float">
            <text:p>0.1411764705882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Braden</text:p>
          </table:table-cell>
          <table:table-cell table:style-name="ce7" office:value-type="string" calcext:value-type="string">
            <text:p>Myrick</text:p>
          </table:table-cell>
          <table:table-cell/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529411764705882" calcext:value-type="float">
            <text:p>0.52941176470588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Lauryn</text:p>
          </table:table-cell>
          <table:table-cell table:style-name="ce7" office:value-type="string" calcext:value-type="string">
            <text:p>Patrizio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Ricardo</text:p>
          </table:table-cell>
          <table:table-cell table:style-name="ce7" office:value-type="string" calcext:value-type="string">
            <text:p>Reyes Jr.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78260869565217" calcext:value-type="percentage">
            <text:p>98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896785714285714" calcext:value-type="percentage">
            <text:p>9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Keiara</text:p>
          </table:table-cell>
          <table:table-cell table:style-name="ce7" office:value-type="string" calcext:value-type="string">
            <text:p>Rothschild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" calcext:value-type="percentage">
            <text:p>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729411764705882" calcext:value-type="float">
            <text:p>0.72941176470588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Amber</text:p>
          </table:table-cell>
          <table:table-cell table:style-name="ce7" office:value-type="string" calcext:value-type="string">
            <text:p>Tec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style-name="Default" office:value-type="float" office:value="0.444444444444444" calcext:value-type="float">
            <text:p>0.44444444444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Anthony</text:p>
          </table:table-cell>
          <table:table-cell table:style-name="ce7" office:value-type="string" calcext:value-type="string">
            <text:p>Tores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60869565217391" calcext:value-type="percentage">
            <text:p>96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929411764705882" calcext:value-type="percentage">
            <text:p>93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89" calcext:value-type="percentage">
            <text:p>89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953928571428571" calcext:value-type="percentage">
            <text:p>9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Gabriella</text:p>
          </table:table-cell>
          <table:table-cell table:style-name="ce7" office:value-type="string" calcext:value-type="string">
            <text:p>Torres Joubert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811764705882353" calcext:value-type="float">
            <text:p>0.81176470588235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Avery</text:p>
          </table:table-cell>
          <table:table-cell table:style-name="ce7" office:value-type="string" calcext:value-type="string">
            <text:p>Turner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5652173913043" calcext:value-type="percentage">
            <text:p>100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1176470588235" calcext:value-type="float">
            <text:p>0.9411764705882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Natasha</text:p>
          </table:table-cell>
          <table:table-cell table:style-name="ce7" office:value-type="string" calcext:value-type="string">
            <text:p>Velez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eani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733333333333333" calcext:value-type="percentage">
            <text:p>73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14814814814815" calcext:value-type="float">
            <text:p>0.814814814814815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table:number-columns-repeated="1006"/>
        </table:table-row>
        <table:table-row table:style-name="ro2">
          <table:table-cell table:number-columns-repeated="16"/>
          <table:table-cell office:value-type="float" office:value="0.962962962962963" calcext:value-type="float">
            <text:p>0.962962962962963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3">
          <table:table-cell table:number-columns-repeated="7"/>
          <table:table-cell table:style-name="ce11"/>
          <table:table-cell table:style-name="ce4" table:number-columns-repeated="2"/>
          <table:table-cell table:number-columns-repeated="1014"/>
        </table:table-row>
        <table:table-row table:style-name="ro2" table:number-rows-repeated="2">
          <table:table-cell table:number-columns-repeated="7"/>
          <table:table-cell table:style-name="ce11"/>
          <table:table-cell table:style-name="ce4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number:min-decimal-places="1" number:min-integer-digits="1" number:decimal-replacement=""/>
    </number:number-style>
    <number:number-style style:name="N175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75">
      <number:number number:decimal-places="0" number:min-decimal-places="0" number:min-integer-digits="1"/>
      <style:map style:condition="value()&gt;0" style:apply-style-name="N175P0"/>
      <style:map style:condition="value()&lt;0" style:apply-style-name="N175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0">00/00/0000</text:date>, <text:time style:data-style-name="N2" text:time-value="11:16:53.16585670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0$Build-2</meta:generator>
    <meta:initial-creator>Jordan Hanson</meta:initial-creator>
    <meta:creation-date>2021-03-06T11:52:41</meta:creation-date>
    <dc:date>2021-05-20T22:48:52.722718016</dc:date>
    <meta:editing-duration>P1DT1H27M11S</meta:editing-duration>
    <meta:editing-cycles>120</meta:editing-cycles>
    <meta:document-statistic meta:table-count="1" meta:cell-count="443" meta:object-count="0"/>
  </office:meta>
</office:document-meta>
</file>